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language="en" fo:country="US" style:letter-kerning="true" style:font-name-asian="Liberation Serif1" style:font-size-asian="12pt" style:language-asian="hi" style:country-asian="IN"/>
    </style:style>
    <style:style style:name="P2" style:family="paragraph" style:parent-style-name="Standard">
      <style:text-properties fo:color="#000000" style:font-name="Times New Roman" fo:font-size="12pt" fo:language="en" fo:country="US" style:letter-kerning="true" style:font-name-asian="Lohit Hindi" style:font-size-asian="12pt" style:language-asian="hi" style:country-asian="IN"/>
    </style:style>
    <style:style style:name="P3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hi" style:country-asian="IN"/>
    </style:style>
    <style:style style:name="P4" style:family="paragraph" style:parent-style-name="Standard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 style:master-page-name="Standard">
      <style:paragraph-properties style:page-number="auto"/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style:font-name="Times New Roman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9" style:family="paragraph" style:parent-style-name="Standard"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11" style:family="paragraph" style:parent-style-name="Standard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12" style:family="paragraph" style:parent-style-name="Standard">
      <style:text-properties fo:color="#000000" style:font-name="Times New Roman" fo:font-size="12pt" fo:language="en" fo:country="US" officeooo:paragraph-rsid="001cdff2" style:letter-kerning="true" style:font-name-asian="Times New Roman1" style:font-size-asian="12pt" style:language-asian="ar" style:country-asian="SA"/>
    </style:style>
    <style:style style:name="P13" style:family="paragraph" style:parent-style-name="Standard">
      <style:text-properties fo:color="#000000" style:font-name="Times New Roman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P14" style:family="paragraph" style:parent-style-name="Standard">
      <style:text-properties officeooo:paragraph-rsid="001cdff2"/>
    </style:style>
    <style:style style:name="P15" style:family="paragraph" style:parent-style-name="Standard">
      <style:paragraph-properties fo:break-before="page"/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1" style:family="text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style:font-name="Times New Roman" fo:font-size="12pt" fo:language="en" fo:country="US" officeooo:rsid="001cb7b9" style:letter-kerning="true" style:font-name-asian="Times New Roman1" style:font-size-asian="12pt" style:language-asian="ar" style:country-asian="SA"/>
    </style:style>
    <style:style style:name="T3" style:family="text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4" style:family="text">
      <style:text-properties fo:color="#000000" style:font-name="Times New Roman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5" style:family="text">
      <style:text-properties fo:color="#000000" style:font-name="Times New Roman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6" style:family="text">
      <style:text-properties fo:color="#000000" style:font-name="Times New Roman" fo:font-size="12pt" fo:language="en" fo:country="US" style:letter-kerning="true" style:font-name-asian="Times New Roman1" style:font-size-asian="12pt" style:language-asian="en" style:country-asian="US"/>
    </style:style>
    <style:style style:name="T7" style:family="text">
      <style:text-properties fo:color="#000000" style:font-name="Times New Roman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8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dff2" style:letter-kerning="true" style:font-name-asian="Times New Roman1" style:font-size-asian="12pt" style:language-asian="ar" style:country-asian="SA"/>
    </style:style>
    <style:style style:name="T9" style:family="text">
      <style:text-properties fo:color="#000000" style:font-name="Times New Roman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10" style:family="text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T11" style:family="text">
      <style:text-properties fo:color="#000080" style:font-name="Times New Roman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12" style:family="text">
      <style:text-properties fo:color="#000080" style:font-name="Times New Roman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3" style:family="text">
      <style:text-properties style:text-position="super 58%" style:font-name-asian="Times New Roman1"/>
    </style:style>
    <style:style style:name="T14" style:family="text">
      <style:text-properties style:text-position="super 58%" style:font-name-asian="Times New Roman1" style:language-asian="ar" style:country-asian="SA"/>
    </style:style>
    <style:style style:name="T15" style:family="text">
      <style:text-properties officeooo:rsid="001cdf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ro Juhani Keski-Valkama, MSc</text:p>
      <text:p text:style-name="P8">Hacker / Machine Learning Generalist / Innovator in Software</text:p>
      <text:p text:style-name="P9">tero.keski-valkama@neter.fi</text:p>
      <text:p text:style-name="P10">+358 (0)40 706 9762</text:p>
      <text:p text:style-name="P4"/>
      <text:p text:style-name="Standard"><text:span text:style-name="T10">Recommendations available in </text:span><text:a xlink:type="simple" xlink:href="https://fi.linkedin.com/in/terokeskivalkama" text:style-name="Internet_20_link" text:visited-style-name="Visited_20_Internet_20_Link"><text:span text:style-name="T11">LinkedIn</text:span></text:a><text:span text:style-name="T10">.</text:span></text:p>
      <text:p text:style-name="P4"/>
      <text:p text:style-name="P10">Degrees</text:p>
      <text:p text:style-name="P10"><text:tab/>Master of Science (technology)</text:p>
      <text:p text:style-name="P10"><text:tab/>Tampere University of Technology,</text:p>
      <text:p text:style-name="P10"><text:tab/>2008</text:p>
      <text:p text:style-name="P4"/>
      <text:p text:style-name="P10"><text:tab/>Major:</text:p>
      <text:p text:style-name="P10"><text:tab/> Software Engineering</text:p>
      <text:p text:style-name="P10"><text:tab/>Minor:</text:p>
      <text:p text:style-name="P10"><text:tab/> Technical Mathematics</text:p>
      <text:p text:style-name="P4"/>
      <text:p text:style-name="P10"><text:tab/>6 months of international studies:</text:p>
      <text:p text:style-name="P10"><text:tab/> Universiti Sains Malaysia</text:p>
      <text:p text:style-name="P4"/>
      <text:p text:style-name="P10">Postgraduate studies</text:p>
      <text:p text:style-name="P10"><text:tab/>Tampere University of Technology</text:p>
      <text:p text:style-name="P4"/>
      <text:p text:style-name="P10"><text:tab/>Subject:</text:p>
      <text:p text:style-name="P10"><text:tab/> Deep learning: Applying modern machine learning to industrial log anomaly detection</text:p>
      <text:p text:style-name="P4"/>
      <text:p text:style-name="P10"><text:tab/>Minors:</text:p>
      <text:p text:style-name="P10"><text:tab/> Learning systems</text:p>
      <text:p text:style-name="P10"><text:tab/> Signal processing</text:p>
      <text:p text:style-name="P1"/>
      <text:p text:style-name="P10">Publications</text:p>
      <text:p text:style-name="P10"><text:tab/>Article:</text:p>
      <text:p text:style-name="Standard"><text:span text:style-name="T1"><text:tab/></text:span><text:a xlink:type="simple" xlink:href="https://www.sciencedirect.com/science/article/pii/S1877050917323785" text:style-name="Internet_20_link" text:visited-style-name="Visited_20_Internet_20_Link">“</text:a><text:bookmark text:name="yui_3_14_1_1_1454846845859_968"/><text:a xlink:type="simple" xlink:href="https://www.sciencedirect.com/science/article/pii/S1877050917323785" text:style-name="Internet_20_link" text:visited-style-name="Visited_20_Internet_20_Link">A Simulator for Event-oriented Data in Flexible Assembly System Fault Prediction”</text:a></text:p>
      <text:p text:style-name="P10"><text:tab/>Whitepaper:</text:p>
      <text:p text:style-name="Standard"><text:span text:style-name="T1"><text:tab/></text:span><text:a xlink:type="simple" xlink:href="https://www.researchgate.net/publication/281115413_Securing_LAN_Connected_Devices_in_Industrial_Sites_with_TLS_and_Multicast_DNS" text:style-name="Internet_20_link" text:visited-style-name="Visited_20_Internet_20_Link"><text:span text:style-name="T12">“Securing LAN Connected Devices in Industrial Sites with TLS and Multicast DNS”</text:span></text:a></text:p>
      <text:p text:style-name="P10"><text:tab/>Master's thesis:</text:p>
      <text:p text:style-name="Standard"><text:span text:style-name="T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12">"CARBOOK: A PLATFORM FOR MOBILE AUTOMOTIVE SERVICES"</text:span></text:a></text:p>
      <text:p text:style-name="P4"/>
      <text:p text:style-name="P10">Awards &amp; achievements</text:p>
      <text:p text:style-name="Standard"><text:span text:style-name="T1"><text:tab/>1</text:span><text:span text:style-name="T13">st</text:span><text:span text:style-name="T1"> place in #IndustryHack / #CargoHack at #HackTheSea at MacGregor, 2016</text:span></text:p>
      <text:p text:style-name="Standard"><text:bookmark text:name="__DdeLink__207_1463925808"/><text:span text:style-name="T1"><text:tab/>3</text:span><text:span text:style-name="T14">rd</text:span><text:span text:style-name="T1"> place in #SpaceTyckiting @Futurice, 2016</text:span></text:p>
      <text:p text:style-name="Standard"><text:span text:style-name="T1"><text:tab/>1</text:span><text:span text:style-name="T13">st</text:span><text:span text:style-name="T1"> place in #IndustryHack at #HackTheFactory at Fastems, 2015</text:span></text:p>
      <text:p text:style-name="Standard"><text:bookmark text:name="__DdeLink__207_14639258081"/><text:span text:style-name="T1"><text:tab/>2</text:span><text:span text:style-name="T13">nd</text:span><text:span text:style-name="T1"> and final online round in Facebook Hacker Cup 2011 (placed 182th)</text:span></text:p>
      <text:p text:style-name="P10"><text:tab/>3 customer satisfaction awards (Nice-business Solutions Oy, 2009, 2010, 2011)</text:p>
      <text:p text:style-name="P10"><text:tab/>1 invention award (Elektrobit)</text:p>
      <text:p text:style-name="P4"/>
      <text:p text:style-name="P1"/>
      <text:p text:style-name="P15">Work experience</text:p>
      <text:p text:style-name="P14"><text:span text:style-name="T1"><text:tab/></text:span><text:span text:style-name="T8">HERE Technologies</text:span></text:p>
      <text:p text:style-name="P14"><text:span text:style-name="T6"><text:s/></text:span><text:span text:style-name="T1"><text:tab/>2018-0</text:span><text:span text:style-name="T4">7</text:span><text:span text:style-name="T1">-</text:span><text:span text:style-name="T4">01</text:span><text:span text:style-name="T1"> –</text:span></text:p>
      <text:p text:style-name="P12"><text:tab/><text:span text:style-name="T15">Lead software engineer</text:span></text:p>
      <text:p text:style-name="P14"><text:span text:style-name="T1"><text:tab/></text:span><text:span text:style-name="T4">AI and machine learning. Geolocation, maps.</text:span></text:p>
      <text:p text:style-name="P14"><text:span text:style-name="T1"/></text:p>
      <text:p text:style-name="P14"><text:span text:style-name="T1"><text:tab/></text:span><text:span text:style-name="T7">Sentido Emotions Technologies Ltd</text:span></text:p>
      <text:p text:style-name="Standard"><text:span text:style-name="T6"><text:s/></text:span><text:span text:style-name="T1"><text:tab/>2018-04-20 –</text:span></text:p>
      <text:p text:style-name="P10"><text:tab/>Chief Technology Officer (CTO), partner</text:p>
      <text:p text:style-name="P10"><text:tab/>Systems and architectures, artificial intelligence, deep learning, signal processing, <text:tab/>embedded and mobile devices</text:p>
      <text:p text:style-name="P1"/>
      <text:p text:style-name="Standard"><text:span text:style-name="T1"><text:tab/></text:span><text:span text:style-name="T7">Sentido X-Tech Ltd</text:span></text:p>
      <text:p text:style-name="Standard"><text:span text:style-name="T6"><text:s/></text:span><text:span text:style-name="T1"><text:tab/>2018-03-15 –</text:span></text:p>
      <text:p text:style-name="P10"><text:tab/>Chief Technology Officer (CTO), partner</text:p>
      <text:p text:style-name="P10"><text:tab/>Systems and architectures, artificial intelligence, deep learning, signal processing, <text:tab/>embedded and mobile devices</text:p>
      <text:p text:style-name="P10"/>
      <text:p text:style-name="P5"><text:span text:style-name="T9"><text:tab/></text:span><text:span text:style-name="T2">AI Morning</text:span></text:p>
      <text:p text:style-name="P13"><text:tab/>2017-10-01 –</text:p>
      <text:p text:style-name="P13"><text:tab/>Organizer</text:p>
      <text:p text:style-name="P6"><text:span text:style-name="T2"><text:tab/>Being one of the main organizers of AI Morning (</text:span><text:a xlink:type="simple" xlink:href="http://aimorning.fi/" text:style-name="Internet_20_link" text:visited-style-name="Visited_20_Internet_20_Link">http://aimorning.fi</text:a><text:span text:style-name="T2">), with over 100 guests</text:span></text:p>
      <text:p text:style-name="P13"><text:tab/>in each event</text:p>
      <text:p text:style-name="P1"/>
      <text:p text:style-name="Standard"><text:span text:style-name="T1"><text:tab/></text:span><text:span text:style-name="T7">Cybercom Finland Oy</text:span></text:p>
      <text:p text:style-name="Standard"><text:span text:style-name="T6"><text:s/></text:span><text:span text:style-name="T1"><text:tab/>2012-12-03 – </text:span><text:span text:style-name="T5">2018-06-30</text:span></text:p>
      <text:p text:style-name="P10"><text:tab/>Software architect, advisory consultant, speaker, organizer</text:p>
      <text:p text:style-name="P10"><text:tab/>Machine learning, blockchain, Machinebook, industrial processes, suomi.fi,</text:p>
      <text:p text:style-name="P10"><text:tab/>National Service Bus,<text:tab/>web technologies, JavaEE, node.js, docker</text:p>
      <text:p text:style-name="P4"/>
      <text:p text:style-name="Standard"><text:span text:style-name="T1"><text:tab/></text:span><text:span text:style-name="T7">Nice-business Solutions Oy</text:span></text:p>
      <text:p text:style-name="Standard"><text:span text:style-name="T6"><text:s/></text:span><text:span text:style-name="T1"><text:tab/>2009-07-22 – 2012-11-30</text:span></text:p>
      <text:p text:style-name="P10"><text:tab/>Technical architect</text:p>
      <text:p text:style-name="P10"><text:tab/>Modern web technologies consulting, enterprise systems,</text:p>
      <text:p text:style-name="P10"><text:tab/>ScrumMaster, assistant project manager, sales support</text:p>
      <text:p text:style-name="P4"/>
      <text:p text:style-name="Standard"><text:span text:style-name="T1"><text:tab/></text:span><text:span text:style-name="T7">Neter</text:span></text:p>
      <text:p text:style-name="P10"><text:tab/>2009-03-01 –</text:p>
      <text:p text:style-name="P10"><text:tab/>Founder</text:p>
      <text:p text:style-name="P10"><text:tab/>Deep learning, modern web technologies consulting,</text:p>
      <text:p text:style-name="P10"><text:tab/>TensorFlow, node.js, Ionic, Phaser, Cordova</text:p>
      <text:p text:style-name="P1"/>
      <text:p text:style-name="Standard"><text:span text:style-name="T9"><text:tab/></text:span><text:span text:style-name="T7">Elektrobit Oyj / WS ETA System Engineering,</text:span></text:p>
      <text:p text:style-name="P10"><text:tab/>2008-07-01 – 2009-07-22</text:p>
      <text:p text:style-name="Standard"><text:span text:style-name="T6"><text:s/></text:span><text:span text:style-name="T1"><text:tab/>Design engineer</text:span></text:p>
      <text:p text:style-name="P10"><text:tab/>DSP software development and testing</text:p>
      <text:p text:style-name="P2"/>
      <text:p text:style-name="Standard"><text:span text:style-name="T1"><text:tab/></text:span><text:span text:style-name="T7">Elektrobit Oyj / TEO,</text:span></text:p>
      <text:p text:style-name="P10"><text:tab/>2008-04-01 – 2008-06-30</text:p>
      <text:p text:style-name="P10"><text:tab/>Research engineer</text:p>
      <text:p text:style-name="P10"><text:tab/>Next generation internet infrastructure for context-sensitive services in car environment,</text:p>
      <text:p text:style-name="P10"><text:tab/>Semantic Web</text:p>
      <text:p text:style-name="P4"><text:soft-page-break/></text:p>
      <text:p text:style-name="Standard"><text:span text:style-name="T1"><text:tab/></text:span><text:span text:style-name="T7">Elektrobit Wireless Communications Oy,</text:span></text:p>
      <text:p text:style-name="P10"><text:tab/>2007-08-27 – 2008-03-31</text:p>
      <text:p text:style-name="P10"><text:tab/>Design engineer</text:p>
      <text:p text:style-name="P10"><text:tab/>DSP software development and testing</text:p>
      <text:p text:style-name="P3"/>
      <text:p text:style-name="Standard"><text:span text:style-name="T9"><text:tab/></text:span><text:span text:style-name="T7">Finnpos Systems Oy</text:span></text:p>
      <text:p text:style-name="P10"><text:tab/>2005-04-11 – 2006-11-24</text:p>
      <text:p text:style-name="P10"><text:tab/>Project manager</text:p>
      <text:p text:style-name="P10"><text:tab/>Project responsibility, scheduling, architectural design,</text:p>
      <text:p text:style-name="Standard"><text:span text:style-name="T6"><text:s/></text:span><text:span text:style-name="T1"><text:tab/>and programming for the Finnpos F2 payment terminal,</text:span></text:p>
      <text:p text:style-name="P10"><text:tab/>Linux kernel driver for LG USB touchscreen,</text:p>
      <text:p text:style-name="P10"><text:tab/>VoIP system using Speex-codec.</text:p>
      <text:p text:style-name="P4"/>
      <text:p text:style-name="Standard"><text:span text:style-name="T1"><text:tab/></text:span><text:span text:style-name="T7">TTY Roboteam</text:span></text:p>
      <text:p text:style-name="P10"><text:tab/>2002-01-01 – 2005-04-11</text:p>
      <text:p text:style-name="P10"><text:tab/>Eurobot 2002, 2003, 2004 competitions:</text:p>
      <text:p text:style-name="P10"><text:tab/>programming, machine vision, Linux expert, artificial intelligence</text:p>
      <text:p text:style-name="P10"><text:tab/>Bartender robot:</text:p>
      <text:p text:style-name="P10"><text:tab/>programmer and operator in domestic and</text:p>
      <text:p text:style-name="P10"><text:tab/>international trips</text:p>
      <text:p text:style-name="P4"/>
      <text:p text:style-name="P10">Positions of trust</text:p>
      <text:p text:style-name="P10"><text:tab/>Coursera / Princeton University, Bitcoin and Cryptocurrency Technologies: mentor</text:p>
      <text:p text:style-name="P10"><text:tab/>2017 – </text:p>
      <text:p text:style-name="P10"><text:tab/>Cybercom Finland Oy, Machine Learning guild: Guildmaster</text:p>
      <text:p text:style-name="P10"><text:tab/>2016 –</text:p>
      <text:p text:style-name="P10"><text:tab/>Cybercom Finland Oy, Vice representative of employees in the corporate board</text:p>
      <text:p text:style-name="P10"><text:tab/>2015 –</text:p>
      <text:p text:style-name="Standard"><text:span text:style-name="T1"><text:tab/></text:span><text:span text:style-name="T3">Polyamoria – Tampere, Organizing monthly meet ups for ~160 members</text:span></text:p>
      <text:p text:style-name="P11"><text:tab/>2014 –</text:p>
      <text:p text:style-name="P10"><text:tab/>Deputy member of the board of the housing company Malminkallio</text:p>
      <text:p text:style-name="P10"><text:tab/>2011</text:p>
      <text:p text:style-name="P10"><text:tab/>Roboteam, vice chairman</text:p>
      <text:p text:style-name="P10"><text:tab/>2005</text:p>
      <text:p text:style-name="P1"/>
      <text:p text:style-name="P10">Language skills</text:p>
      <text:p text:style-name="P10"><text:tab/>Finnish: mother tongue</text:p>
      <text:p text:style-name="P10"><text:tab/>English: fluent</text:p>
      <text:p text:style-name="P10"><text:tab/>Swedish: good</text:p>
      <text:p text:style-name="P10"><text:tab/>Japanese: basic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1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o Keski-Valkama</meta:initial-creator>
    <meta:creation-date>2012-05-06T13:28:00</meta:creation-date>
    <dc:date>2018-10-22T12:59:33.560365018</dc:date>
    <meta:print-date>2012-05-06T13:10:00</meta:print-date>
    <meta:editing-duration>PT5M17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3" meta:paragraph-count="114" meta:word-count="473" meta:character-count="3788" meta:non-whitespace-character-count="3293"/>
  </office:meta>
</office:document-meta>
</file>